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nsonTextLTStd" svg:font-family="JansonTextLTStd"/>
    <style:font-face style:name="UbuntuMono" svg:font-family="UbuntuMono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1"><text:span text:style-name="T2"/></text:p>
      <text:p text:style-name="P2">Chapter 1</text:p>
      <text:p text:style-name="P2"><text:span text:style-name="T3"/></text:p>
      <text:p text:style-name="P3">1. Which of the following are operators, and which are values?</text:p>
      <text:p text:style-name="P3"/>
      <text:p text:style-name="P3">* - operator</text:p>
      <text:p text:style-name="P3">'hello' - value</text:p>
      <text:p text:style-name="P3">-88.8 - value</text:p>
      <text:p text:style-name="P3">- operator</text:p>
      <text:p text:style-name="P3">/ operator</text:p>
      <text:p text:style-name="P3">+ operator</text:p>
      <text:p text:style-name="P3">5 value</text:p>
      <text:p text:style-name="P3"/>
      <text:p text:style-name="P3">2. Which of the following is a variable, and which is a string?</text:p>
      <text:p text:style-name="P3"/>
      <text:p text:style-name="P3">Spam - variable</text:p>
      <text:p text:style-name="P3">'spam' - string</text:p>
      <text:p text:style-name="P3"/>
      <text:p text:style-name="P3">3. Name three data types.</text:p>
      <text:p text:style-name="P3"/>
      <text:p text:style-name="P3">String, int, variable</text:p>
      <text:p text:style-name="P3"/>
      <text:p text:style-name="P3">4. What is an expression made up of? What do all expressions do?</text:p>
      <text:p text:style-name="P3"/>
      <text:p text:style-name="P3">An expression is made up of statements that resolve down to a final value</text:p>
      <text:p text:style-name="P3"/>
      <text:p text:style-name="P3">5. This chapter introduced assignment statements, like spam = 10. What is the difference between an expression and a statement?</text:p>
      <text:p text:style-name="P3"/>
      <text:p text:style-name="P3">An assignment statement is assigning a value to a variable. An expression resolves some sort of calculation/computation</text:p>
      <text:p text:style-name="P3"/>
      <text:p text:style-name="P3">6. What does the variable bacon contain after the following code runs?</text:p>
      <text:p text:style-name="P3"/>
      <text:p text:style-name="P3">bacon = 20</text:p>
      <text:p text:style-name="P3">bacon + 1</text:p>
      <text:p text:style-name="P3"/>
      <text:p text:style-name="P3">bacon still contains 20 because the value was not changed/reassigned</text:p>
      <text:p text:style-name="P3"/>
      <text:p text:style-name="P3">7. What should the following two expressions evaluate to?</text:p>
      <text:p text:style-name="P3"/>
      <text:p text:style-name="P3">'spam' + 'spamspam'</text:p>
      <text:p text:style-name="P3">'spam' * 3</text:p>
      <text:p text:style-name="P3"/>
      <text:p text:style-name="P3">both should evaluate to ‘spamspamspam’</text:p>
      <text:p text:style-name="P3"/>
      <text:p text:style-name="P3">8. Why is eggs a valid variable name while 100 is invalid?</text:p>
      <text:p text:style-name="P3"><text:soft-page-break/>100 is an int value and cannot be used as a variable, variables must start with a letter. If you try to do something like “100 = foo” you will get an erro</text:p>
      <text:p text:style-name="P3"/>
      <text:p text:style-name="P3">9. What three functions can be used to get the integer, floating-point number, or string version of a value?</text:p>
      <text:p text:style-name="P3"/>
      <text:p text:style-name="P3">Int()</text:p>
      <text:p text:style-name="P3">float()</text:p>
      <text:p text:style-name="P3">str()</text:p>
      <text:p text:style-name="P3"/>
      <text:p text:style-name="P3">10. Why does this expression cause an error? How can you fix it?</text:p>
      <text:p text:style-name="P3"/>
      <text:p text:style-name="P3">'I have eaten ' + 99 + ' burritos.'</text:p>
      <text:p text:style-name="P3"/>
      <text:p text:style-name="P3">Strings can only concatenate with other strings, 99 needs to be ‘99’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nsonTextLTStd" svg:font-family="JansonTextLTStd"/>
    <style:font-face style:name="UbuntuMono" svg:font-family="UbuntuMono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5-27T09:20:53.186465476</dc:date>
    <meta:editing-duration>PT5M22S</meta:editing-duration>
    <meta:editing-cycles>1</meta:editing-cycles>
    <meta:document-statistic meta:table-count="0" meta:image-count="0" meta:object-count="0" meta:page-count="2" meta:paragraph-count="37" meta:word-count="280" meta:character-count="1518" meta:non-whitespace-character-count="1275"/>
    <meta:generator>LibreOffice/6.4.4.2$Linux_X86_64 LibreOffice_project/40$Build-2</meta:generator>
  </office:meta>
</office:document-meta>
</file>